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tra Mono" svg:font-family="'Mitra Mono'" style:font-pitch="fixed"/>
    <style:font-face style:name="Ani" svg:font-family="Ani" style:font-pitch="variable"/>
    <style:font-face style:name="AponaLohit" svg:font-family="AponaLohit" style:font-pitch="variable"/>
    <style:font-face style:name="Jamrul" svg:font-family="Jamrul" style:font-pitch="variable"/>
    <style:font-face style:name="Lohit Assamese" svg:font-family="'Lohit Assamese'" style:font-pitch="variable"/>
    <style:font-face style:name="Lohit Bengali" svg:font-family="'Lohit Bengali'" style:font-pitch="variable"/>
    <style:font-face style:name="Mukti Narrow" svg:font-family="'Mukti Narrow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 style:shadow="none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84in"/>
    </style:style>
    <style:style style:name="Table1.C" style:family="table-column">
      <style:table-column-properties style:column-width="0.3792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2.5pt solid #000000" fo:border-right="none" fo:border-top="2.5pt solid #000000" fo:border-bottom="2.5pt solid #000000"/>
    </style:style>
    <style:style style:name="Table1.L1" style:family="table-cell">
      <style:table-cell-properties fo:padding="0.0382in" fo:border="2.5pt solid #000000"/>
    </style:style>
    <style:style style:name="Table1.A2" style:family="table-cell">
      <style:table-cell-properties fo:padding="0.0382in" fo:border-left="2.5pt solid #000000" fo:border-right="none" fo:border-top="none" fo:border-bottom="2.5pt solid #000000"/>
    </style:style>
    <style:style style:name="Table1.L2" style:family="table-cell">
      <style:table-cell-properties fo:padding="0.0382in" fo:border-left="2.5pt solid #000000" fo:border-right="2.5pt solid #000000" fo:border-top="none" fo:border-bottom="2.5pt solid #000000"/>
    </style:style>
    <style:style style:name="P1" style:family="paragraph" style:parent-style-name="Text_20_body">
      <style:text-properties officeooo:rsid="001d860a" officeooo:paragraph-rsid="001d860a"/>
    </style:style>
    <style:style style:name="P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Table_20_Contents">
      <style:paragraph-properties fo:margin-top="0.1583in" fo:margin-bottom="0.1583in" loext:contextual-spacing="false"/>
      <style:text-properties style:font-name="AponaLohit" fo:font-size="15pt" style:font-size-asian="15pt" style:font-name-complex="AponaLohit" style:font-size-complex="15pt"/>
    </style:style>
    <style:style style:name="P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ponaLohit" fo:font-size="15pt" style:font-size-asian="15pt" style:font-name-complex="AponaLohit" style:font-size-complex="15pt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ponaLohit" fo:font-size="15pt" fo:font-weight="normal" style:font-size-asian="15pt" style:font-weight-asian="normal" style:font-name-complex="AponaLohit" style:font-size-complex="15pt" style:font-weight-complex="normal"/>
    </style:style>
    <style:style style:name="P7" style:family="paragraph" style:parent-style-name="Table_20_Contents">
      <style:paragraph-properties fo:margin-top="0.1583in" fo:margin-bottom="0.1583in" loext:contextual-spacing="false"/>
      <style:text-properties style:font-name="Lohit Bengali" fo:font-size="15pt" fo:font-weight="bold" style:font-size-asian="15pt" style:font-weight-asian="bold" style:font-name-complex="Lohit Bengali" style:font-size-complex="15pt" style:font-weight-complex="bold"/>
    </style:style>
    <style:style style:name="P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Lohit Bengali" fo:font-size="15pt" fo:font-weight="normal" style:font-size-asian="15pt" style:font-weight-asian="normal" style:font-name-complex="Lohit Bengali" style:font-size-complex="15pt" style:font-weight-complex="normal"/>
    </style:style>
    <style:style style:name="P9" style:family="paragraph" style:parent-style-name="Table_20_Contents">
      <style:paragraph-properties fo:margin-top="0.1583in" fo:margin-bottom="0.1583in" loext:contextual-spacing="false"/>
      <style:text-properties style:font-name="Lohit Bengali" fo:font-size="16pt" fo:font-weight="normal" style:font-size-asian="16pt" style:font-weight-asian="normal" style:font-name-complex="Lohit Bengali" style:font-size-complex="16pt" style:font-weight-complex="normal"/>
    </style:style>
    <style:style style:name="P1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Lohit Bengali" fo:font-size="16pt" fo:font-weight="normal" style:font-size-asian="16pt" style:font-weight-asian="normal" style:font-name-complex="Lohit Bengali" style:font-size-complex="16pt" style:font-weight-complex="normal"/>
    </style:style>
    <style:style style:name="P1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Lohit Bengali" fo:font-size="18pt" fo:font-weight="normal" style:font-size-asian="18pt" style:font-weight-asian="normal" style:font-name-complex="Lohit Bengali" style:font-size-complex="18pt" style:font-weight-complex="normal"/>
    </style:style>
    <style:style style:name="P1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Jamrul" fo:font-size="15pt" fo:font-weight="normal" style:font-size-asian="15pt" style:font-weight-asian="normal" style:font-name-complex="Jamrul" style:font-size-complex="15pt" style:font-weight-complex="normal"/>
    </style:style>
    <style:style style:name="P13" style:family="paragraph" style:parent-style-name="Table_20_Contents">
      <style:paragraph-properties fo:margin-top="0.1583in" fo:margin-bottom="0.1583in" loext:contextual-spacing="false"/>
      <style:text-properties style:font-name="Mukti Narrow" fo:font-size="16pt" fo:font-weight="normal" style:font-size-asian="16pt" style:font-weight-asian="normal" style:font-name-complex="Mukti Narrow" style:font-size-complex="16pt" style:font-weight-complex="normal"/>
    </style:style>
    <style:style style:name="P1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Mukti Narrow" fo:font-size="16pt" fo:font-weight="normal" style:font-size-asian="16pt" style:font-weight-asian="normal" style:font-name-complex="Mukti Narrow" style:font-size-complex="16pt" style:font-weight-complex="normal"/>
    </style:style>
    <style:style style:name="P15" style:family="paragraph" style:parent-style-name="Table_20_Contents">
      <style:paragraph-properties fo:margin-top="0.1583in" fo:margin-bottom="0.1583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fo:font-weight="normal" officeooo:rsid="001e083c" officeooo:paragraph-rsid="001e083c" style:font-size-asian="16pt" style:font-weight-asian="normal" style:font-size-complex="16pt" style:font-weight-complex="normal"/>
    </style:style>
    <style:style style:name="P1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2pt"/>
    </style:style>
    <style:style style:name="P20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245b73"/>
    </style:style>
    <style:style style:name="T4" style:family="text">
      <style:text-properties style:font-name-complex="Lohit Bengali"/>
    </style:style>
    <style:style style:name="T5" style:family="text">
      <style:text-properties fo:font-weight="bold" style:font-weight-asian="bold" style:font-name-complex="Lohit Bengali" style:font-weight-complex="bold"/>
    </style:style>
    <style:style style:name="gr1" style:family="graphic">
      <style:graphic-properties svg:stroke-width="0.0402in" svg:stroke-color="#000000" draw:marker-start-width="0.2602in" draw:marker-end-width="0.2602in" draw:fill-color="#ffffff" draw:textarea-horizontal-align="justify" draw:textarea-vertical-align="middle" draw:auto-grow-height="false" fo:min-height="0.1374in" fo:min-width="0.1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2598in" draw:marker-end-width="0.2598in" draw:fill-color="#ffffff" draw:textarea-horizontal-align="justify" draw:textarea-vertical-align="middle" draw:auto-grow-height="false" fo:min-height="0.139in" fo:min-width="0.13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2602in" draw:marker-end-width="0.2602in" draw:fill-color="#ffffff" draw:textarea-horizontal-align="justify" draw:textarea-vertical-align="middle" draw:auto-grow-height="false" fo:min-height="0.3209in" fo:min-width="0.398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18" svg:width="0.1949in" svg:height="0.1949in" svg:x="0.9043in" svg:y="0.0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19" svg:width="0.1961in" svg:height="0.1961in" svg:x="1.59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20" svg:width="0.4394in" svg:height="0.3614in" svg:x="5.3791in" svg:y="-0.0811in"><text:p/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20" svg:width="0.4394in" svg:height="0.3614in" svg:x="5.8181in" svg:y="-0.0811in"><text:p/><draw:enhanced-geometry svg:viewBox="0 0 21600 21600" draw:type="rectangle" draw:enhanced-path="M 0 0 L 21600 0 21600 21600 0 21600 0 0 Z N"/></draw:custom-shape><text:s text:c="4"/><text:span text:style-name="T1">Gender:</text:span><text:tab/> <text:s text:c="3"/><text:span text:style-name="T3">Male <text:s text:c="7"/>Female</text:span><text:tab/><text:tab/><text:tab/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16">অ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আ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ই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ঈ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উ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ঊ</text:p>
          </table:table-cell>
          <table:table-cell table:style-name="Table1.L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ঋ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এ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ঐ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ও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ঔ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ক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খ</text:p>
          </table:table-cell>
          <table:table-cell table:style-name="Table1.A2" office:value-type="string">
            <text:p text:style-name="P17"><text:s text:c="26"/></text:p>
          </table:table-cell>
          <table:table-cell table:style-name="Table1.A2" office:value-type="string">
            <text:p text:style-name="P17">গ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ঘ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ঙ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চ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ছ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জ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ঝ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ঞ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ট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ঠ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ড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ঢ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ণ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ত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থ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দ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ধ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ন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প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ফ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ব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ভ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ম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য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র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ল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শ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ষ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7">স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হ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ক্ষ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ড়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ঢ়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য়</text:p>
          </table:table-cell>
          <table:table-cell table:style-name="Table1.L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ৎ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<text:span text:style-name="T4">ং</text:span> 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ঃ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ঁ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া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ি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1">ী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ু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ূ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<text:span text:style-name="T2">ৃ</text:span> 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ে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ৈ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4">ো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ৌ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১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২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৩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৪</text:p>
          </table:table-cell>
          <table:table-cell table:style-name="Table1.L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0">৫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৬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৭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৮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০</text:p>
          </table:table-cell>
          <table:table-cell table:style-name="Table1.L2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tra Mono" svg:font-family="'Mitra Mono'" style:font-pitch="fixed"/>
    <style:font-face style:name="Ani" svg:font-family="Ani" style:font-pitch="variable"/>
    <style:font-face style:name="AponaLohit" svg:font-family="AponaLohit" style:font-pitch="variable"/>
    <style:font-face style:name="Jamrul" svg:font-family="Jamrul" style:font-pitch="variable"/>
    <style:font-face style:name="Lohit Assamese" svg:font-family="'Lohit Assamese'" style:font-pitch="variable"/>
    <style:font-face style:name="Lohit Bengali" svg:font-family="'Lohit Bengali'" style:font-pitch="variable"/>
    <style:font-face style:name="Mukti Narrow" svg:font-family="'Mukti Narrow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33M7S</meta:editing-duration>
    <meta:editing-cycles>5</meta:editing-cycles>
    <meta:generator>LibreOffice/5.4.6.2$Linux_X86_64 LibreOffice_project/40m0$Build-2</meta:generator>
    <dc:date>2018-04-28T13:34:04.616906854</dc:date>
    <meta:document-statistic meta:table-count="1" meta:image-count="0" meta:object-count="0" meta:page-count="2" meta:paragraph-count="73" meta:word-count="75" meta:character-count="143" meta:non-whitespace-character-count="92"/>
  </office:meta>
</office:document-meta>
</file>